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C4000007538B018440954038B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automatic-styles>
    <style:style style:name="P1" style:family="paragraph" style:parent-style-name="Standard">
      <style:paragraph-properties fo:padding="0in" fo:border="none"/>
    </style:style>
    <style:style style:name="P2" style:family="paragraph" style:parent-style-name="Standard">
      <style:paragraph-properties fo:padding="0in" fo:border="none"/>
      <style:text-properties style:font-name="Poppins" fo:font-size="36pt" fo:font-style="normal" fo:font-weight="bold" style:font-name-asian="Poppins1" style:font-size-asian="36pt" style:font-style-asian="normal" style:font-weight-asian="bold" style:font-name-complex="Poppins1" style:font-size-complex="36pt"/>
    </style:style>
    <style:style style:name="P3" style:family="paragraph" style:parent-style-name="Standard">
      <style:paragraph-properties fo:margin-top="0in" fo:margin-bottom="0.1665in" loext:contextual-spacing="false" fo:line-height="100%" fo:padding="0in" fo:border="none"/>
    </style:style>
    <style:style style:name="P4" style:family="paragraph" style:parent-style-name="Standard">
      <style:paragraph-properties fo:margin-top="0in" fo:margin-bottom="0.1665in" loext:contextual-spacing="false" fo:line-height="100%" fo:padding="0in" fo:border="none"/>
      <style:text-properties fo:color="#0000ee" style:text-underline-style="solid" style:text-underline-width="auto" style:text-underline-color="font-color"/>
    </style:style>
    <style:style style:name="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7" style:family="paragraph" style:parent-style-name="Heading_20_1">
      <style:paragraph-properties fo:padding="0in" fo:border="none"/>
    </style:style>
    <style:style style:name="P8" style:family="paragraph" style:parent-style-name="Heading_20_1">
      <style:paragraph-properties fo:margin-top="0in" fo:margin-bottom="0.1665in" loext:contextual-spacing="false" fo:line-height="100%" fo:padding="0in" fo:border="none"/>
    </style:style>
    <style:style style:name="P9" style:family="paragraph" style:parent-style-name="Heading_20_1">
      <style:paragraph-properties fo:break-before="page" fo:padding="0in" fo:border="none"/>
    </style:style>
    <style:style style:name="P10" style:family="paragraph" style:parent-style-name="Heading_20_1" style:master-page-name="Standard">
      <style:paragraph-properties style:page-number="1" fo:padding="0in" fo:border="none"/>
    </style:style>
    <style:style style:name="T1" style:family="text">
      <style:text-properties style:font-name="Poppins" fo:font-size="36pt" fo:font-style="normal" fo:font-weight="bold" style:font-name-asian="Poppins1" style:font-size-asian="36pt" style:font-style-asian="normal" style:font-weight-asian="bold" style:font-name-complex="Poppins1" style:font-size-complex="36pt"/>
    </style:style>
    <style:style style:name="T2" style:family="text">
      <style:text-properties style:font-name="Poppins" style:font-name-asian="Poppins1" style:font-name-complex="Poppins1"/>
    </style:style>
    <style:style style:name="T3" style:family="text">
      <style:text-properties fo:color="#0000e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Vogue Photobooth LED Enclosure rental Newport Coast</text:span></text:p>
      <text:p text:style-name="P2"/>
      <text:p text:style-name="P1">Photography is an integral part of the goings-on we host today for many reasons. To share on social media and maintain memories. For these reasons, photography and selfies have become immortal norm in advanced society. Photo booth rentals are with becoming popular, and thing coverage companies allow this assistance at all business they hire. These booths arrive in every second types conventional for alternating types of undertakings and you can choose the one that suits you. In this blog, we have discussed his 5 types of these stands. consequently log on deliberately and create an informed decision roughly your choice. {} It is skillfully known that substitute ceremonies require rotate types of decorations and themes. This means that booths for photos and curt videos should afterward be set happening accordingly. in the course of many of these, the most common and popular ones are listed below. These booths will be set stirring in special corners of the issue bearing in mind every sorts of fun props and photo ops. It doesn't take on much sham to create the backdrop as the frills go to fun and joy to the photo shoot at this booth. absolute for weddings and birthday parties because of the fun these props bring. One of the most important pieces upon this list is the GIF Maker Booth. Graphic images in these formats are becoming definitely popular these days. People have started using them to spread themselves more effectively than emojis and now select to make GIFs of themselves because they meet the expense of a greater than before representation. It becomes a fun and staple ration of bachelor parties and bachelorette parties. But it attracts youthful people more than any other age group. This stand, subsequent to any other, will always save your guests at the party during downtime. These are common and popular types of portray stations that can be installed at any party or ceremony.</text:p>
      <text:p text:style-name="P1">One of the most important things to announce bearing in mind planning your situation is the type of entertainment you give your guests. If you're looking for something to keep amused and make everyone laugh, photo booth rentals are the pretension to go. in imitation of consequently many companies offering this service, {} {} choosing the right one isn't easy. We've rounded up our tips for choosing a creative photo booth rental at OC! How to rent a creative photo booth at OC to add together your wedding?</text:p>
      <text:p text:style-name="P1">There are many things to decide taking into consideration planning a wedding. Determining the type of entertainment you need is one of your most important considerations. If you want to add even more fun and bother to your wedding, pronounce renting a photo booth. A photo booth is a good showing off to charm everyone and create astounding memories for years to come. Photo booths are becoming more and more popular at weddings and put on an act an important role in unbiased weddings A wedding photo booth is not by yourself a area to invade romantic moments but moreover serves as a kind of entertainment for the comprehensive wedding. Here are some tips on how to do it.</text:p>
      <text:p text:style-name="P1">There are many options in the same way as it comes to photo booth types. The express is the limit here. You can create specific choices or be credited with a personal adjoin to the overall theme of your wedding reception. One of her social media platforms, Pinterest, is a great resource for keeping happening afterward current trends and practices. A photo booth is a great habit to have fun and create memories following links and family. If you're looking to rent a photo booth in OC, you've arrive to the right place! At OC Photo Booths, we manage to pay for many types of photo booths. Whether you're looking for an log on freshen photo booth or something more traditional, we have what you need.</text:p>
      <text:p text:style-name="P1"/>
      <text:p text:style-name="P1"/>
      <text:p text:style-name="P1"/>
      <text:p text:style-name="P1"/>
      <text:p text:style-name="P1"/>
      <text:p text:style-name="P1"/>
      <text:p text:style-name="P1"/>
      <text:p text:style-name="P1">If you've been to a movie theater recently, you've seen the 360-degree photo booth feature.</text:p>
      <text:p text:style-name="P1">It usually shows up in a moment of intensity...everything stops and your eyes are blown away by a positive 360-degree slow-motion view of the scene. In a nutshell: The 360 Photo Booth or yellowish-brown County 360 video Booth Rental captures visually stimulating and lifelike videos that will create you desire to compensation to the scene over and again. And you in point of fact have the feeling of visceral in the middle. The further photo booth features a high-definition camera that circles re your subject, capturing it and transforming it into a shareable slow-motion video. Yes we know... Bring on the killer gifs! Results are sent directly to your guest's email, thus you don't have to wait for your 360 video. Does anyone in reality compulsion a explanation to borrow and statute afterward this cutting-edge technology? </text:p>
      <text:p text:style-name="P1">There's nothing more risk-taking than capturing a sporting moment... for real. Well, most likely one of slow motion. Ditch the yearbook photos and pick this unforgettable keepsake maker for your team instead...or pull off both. Weddings, bar mitzvahs, and graduations are great opportunities for him to get a 360-degree view of his special day. You can literally walk something like the issue at any time, stepping urge on in time, therefore you don't miss a single detail. Imagine living thing skilled to occupy Christmas following your associates and links in this 360 degree view. How extraordinary would it be to relive these cozy holiday moments bearing in mind your loved ones exceeding and greater than again? Companies launching extra products are overwhelmed gone over 360 photo booths. Consumers can try out all from extra shoes, fashion, technology, and more, later see urge on and share his epic 360-degree moments in the same way as his followers. To be honest, we had endless discussions more or less in the same way as and where to use the 360 photo booth. The possibilities are essentially endless. The 360 Photo Booth is one of our hottest offerings and fills going on quickly. thus if you're hosting an issue or would next to rent a stand for you and your friends, you'll obsession to acquire in touch when us in imitation of you've set stirring your reservation. We'll respond all your questions and tell how this unbelievable new technology works. However, we are fittingly enthusiastic virtually the additional 360 photo booth rentals in yellow County that we may have our ears covered. Today, couples see for further ways to create their wedding celebrations memorable and unforgettable. For most people, the hours of daylight revolves concerning the newlyweds as with ease as the guests attending the event. To get people eager practically your event, you craving to find good venues, savory food, and more to keep them busy. Renting a photo booth in orange County is one of the things that can be credited with a magical element to an event. Many people hesitate to rent a photo booth. There is no doubt that these cabins have been in the region of for a unconditionally long time, but there have been many upgrades in the industry, such as Remembrance. subsequent to that said, there are several reasons why we acknowledge the yellowish-brown County Photo Booth can manage to pay for you and your guests like the opportunity to create lasting memories. for that reason let's get started without delay. Printing out photos may not be the norm these days as people assume that guests taking into account to commandeer their memories and growth them upon their phones or laptops. I yet select brute copies of my photos. In fact, nothing beats photographic prints that keep people's countless memories. It's next one of the most lovely moments you can find the money for your wedding guests. Many people as a consequence use a photo booth as a keepsake as a wedding favor. As people acquire older, their memory may not be as brilliant as it used to be. And a wedding issue can become a forgotten situation year maybe you remember the date or the venue. However, higher than time, we forget the details. Even if you hire a photographer, you can't take control of every moment of your guests.</text:p>
      <text:p text:style-name="P1"/>
      <text:p text:style-name="P1"/>
      <text:p text:style-name="P3"/>
      <text:p text:style-name="P8"><text:span text:style-name="T2">RELEVANT KEYWORDS</text:span></text:p>
      <text:p text:style-name="P1"><text:soft-page-break/>The list of keywords we used to create this document :</text:p>
      <text:p text:style-name="P1"/>
      <text:p text:style-name="P3">Vogue Photobooth LED Enclosure rental Corona Del Mar,Vogue Photobooth LED Enclosure rental Newport Coast,Vogue Photobooth LED Enclosure Coto de Caza</text:p>
      <text:p text:style-name="P9"><text:span text:style-name="T2">RECOMMENDED RESOURCES</text:span></text:p>
      <text:p text:style-name="P1">The list of resources and links we recommend you visit :</text:p>
      <text:p text:style-name="P1"/>
      <text:p text:style-name="P1"><text:a xlink:type="simple" xlink:href="https://docs.google.com/document/d/1xq0KMcKbUibX_WGt8CJwPm-dcI40cwJlQ7cAyVQsPsg/edit?usp=sharing" text:style-name="ListLabel_20_1" text:visited-style-name="ListLabel_20_1"><text:span text:style-name="T3">Vogue Photobooth LED Enclosure rental Corona Del Mar</text:span></text:a></text:p>
      <text:p text:style-name="P1"><text:a xlink:type="simple" xlink:href="https://docs.google.com/document/d/1xq0KMcKbUibX_WGt8CJwPm-dcI40cwJlQ7cAyVQsPsg/pub" text:style-name="ListLabel_20_1" text:visited-style-name="ListLabel_20_1"><text:span text:style-name="T3">Vogue Photobooth LED Enclosure rental Corona Del Mar pub</text:span></text:a></text:p>
      <text:p text:style-name="P1"><text:a xlink:type="simple" xlink:href="https://docs.google.com/document/d/1xq0KMcKbUibX_WGt8CJwPm-dcI40cwJlQ7cAyVQsPsg/view" text:style-name="ListLabel_20_1" text:visited-style-name="ListLabel_20_1"><text:span text:style-name="T3">Vogue Photobooth LED Enclosure rental Corona Del Mar view</text:span></text:a></text:p>
      <text:p text:style-name="P1"><text:a xlink:type="simple" xlink:href="https://sites.google.com/view/lagunabeachphotoboothrentals/home" text:style-name="ListLabel_20_1" text:visited-style-name="ListLabel_20_1"><text:span text:style-name="T3">Selfie Station photo booth rental Laguna Beach</text:span></text:a></text:p>
      <text:p text:style-name="P1"><text:a xlink:type="simple" xlink:href="https://drive.google.com/drive/folders/13h6GFK5GL1qQU1W38OKa6lXLALhRDCqG?usp=sharing" text:style-name="ListLabel_20_1" text:visited-style-name="ListLabel_20_1"><text:span text:style-name="T3">Selfie Station photo booth rental Laguna Beach</text:span></text:a></text:p>
      <text:p text:style-name="P1"><text:a xlink:type="simple" xlink:href="https://news.google.com/rss/search?q=photobooth+rental" text:style-name="ListLabel_20_1" text:visited-style-name="ListLabel_20_1"><text:span text:style-name="T3">Selfie Station photo booth rental Laguna Beach</text:span></text:a></text:p>
      <text:p text:style-name="P1"><text:a xlink:type="simple" xlink:href="https://drive.google.com/drive/folders/1JtxlKsfrxTpYx8XZyJ4lRCN3VDLuX45T?usp=sharing" text:style-name="ListLabel_20_1" text:visited-style-name="ListLabel_20_1"><text:span text:style-name="T3">Selfie Station photo booth rental Laguna Beach Articles</text:span></text:a></text:p>
      <text:p text:style-name="P1"><text:a xlink:type="simple" xlink:href="https://drive.google.com/drive/folders/1Ln5iS7wBMpuT8kPWDv1zXwRE3Q4Ym0bt?usp=sharing" text:style-name="ListLabel_20_1" text:visited-style-name="ListLabel_20_1"><text:span text:style-name="T3">Selfie Station photo booth rental Laguna Beach Photos</text:span></text:a></text:p>
      <text:p text:style-name="P1"><text:a xlink:type="simple" xlink:href="https://drive.google.com/drive/folders/1NMrhw3BY9ir8cBZ8iiFr0Xyn-v7aNwDP?usp=sharing" text:style-name="ListLabel_20_1" text:visited-style-name="ListLabel_20_1"><text:span text:style-name="T3">Selfie Station photo booth rental Laguna Beach PDFs</text:span></text:a></text:p>
      <text:p text:style-name="P1"><text:a xlink:type="simple" xlink:href="https://drive.google.com/drive/folders/1TE8tGvkhxquUsAbJps86gnUvpbUiHhZG?usp=sharing" text:style-name="ListLabel_20_1" text:visited-style-name="ListLabel_20_1"><text:span text:style-name="T3">Selfie Station photo booth rental Laguna Beach Slides</text:span></text:a></text:p>
      <text:p text:style-name="P1"><text:a xlink:type="simple" xlink:href="https://drive.google.com/file/d/1w1rtKCyMG6vYoecjATtziLnkhSPaX6t9/view?usp=sharing" text:style-name="ListLabel_20_1" text:visited-style-name="ListLabel_20_1"><text:span text:style-name="T3">Selfie Station photo booth rental Laguna Beach</text:span></text:a></text:p>
      <text:p text:style-name="P1"><text:a xlink:type="simple" xlink:href="https://drive.google.com/file/d/1dYbrD4YcNsu1JuEikXfx89cjJNFPanA8/view?usp=sharing" text:style-name="ListLabel_20_1" text:visited-style-name="ListLabel_20_1"><text:span text:style-name="T3">Selfie Station photo booth rental Laguna Beach</text:span></text:a></text:p>
      <text:p text:style-name="P1"><text:a xlink:type="simple" xlink:href="https://drive.google.com/file/d/18LIVG_lJ9ZzNDStj-s0C_oLymWqgoiQc/view?usp=sharing" text:style-name="ListLabel_20_1" text:visited-style-name="ListLabel_20_1"><text:span text:style-name="T3">Selfie Station photo booth rental Laguna Beach</text:span></text:a></text:p>
      <text:p text:style-name="P1"><text:a xlink:type="simple" xlink:href="https://drive.google.com/file/d/1eFS2OnH-gvaeeRC2H2Mp4pem7BjRt8Gu/view?usp=sharing" text:style-name="ListLabel_20_1" text:visited-style-name="ListLabel_20_1"><text:span text:style-name="T3">Selfie Station photo booth rental Laguna Beach</text:span></text:a></text:p>
      <text:p text:style-name="P1"><text:a xlink:type="simple" xlink:href="https://drive.google.com/file/d/18vXq4To5TT0KLGnQD3hyMVZz0q-aVyW1/view?usp=sharing" text:style-name="ListLabel_20_1" text:visited-style-name="ListLabel_20_1"><text:span text:style-name="T3">Selfie Station photo booth rental Laguna Beach</text:span></text:a></text:p>
      <text:p text:style-name="P1"><text:a xlink:type="simple" xlink:href="https://drive.google.com/file/d/18FQWNI2bmtpd5T8PEy2JNUXiohAX2eGP/view?usp=sharing" text:style-name="ListLabel_20_1" text:visited-style-name="ListLabel_20_1"><text:span text:style-name="T3">Selfie Station photo booth rental Laguna Beach</text:span></text:a></text:p>
      <text:p text:style-name="P1"><text:a xlink:type="simple" xlink:href="https://docs.google.com/spreadsheets/d/1SZrijq2KaEWzgjDQB4bfyNvWAJEHpa0Z6kZJ41L2Rks/edit?usp=sharing" text:style-name="ListLabel_20_1" text:visited-style-name="ListLabel_20_1"><text:span text:style-name="T3">Selfie Station photo booth rental Laguna Beach</text:span></text:a></text:p>
      <text:p text:style-name="P1"><text:a xlink:type="simple" xlink:href="https://docs.google.com/spreadsheet/pub?key=1SZrijq2KaEWzgjDQB4bfyNvWAJEHpa0Z6kZJ41L2Rks" text:style-name="ListLabel_20_1" text:visited-style-name="ListLabel_20_1"><text:span text:style-name="T3">Selfie Station photo booth rental Laguna Beach key</text:span></text:a></text:p>
      <text:p text:style-name="P1"><text:soft-page-break/><text:a xlink:type="simple" xlink:href="https://docs.google.com/spreadsheets/d/1SZrijq2KaEWzgjDQB4bfyNvWAJEHpa0Z6kZJ41L2Rks/pubhtml" text:style-name="ListLabel_20_1" text:visited-style-name="ListLabel_20_1"><text:span text:style-name="T3">Selfie Station photo booth rental Laguna Beach pubhtml</text:span></text:a></text:p>
      <text:p text:style-name="P1"><text:a xlink:type="simple" xlink:href="https://docs.google.com/spreadsheets/d/1SZrijq2KaEWzgjDQB4bfyNvWAJEHpa0Z6kZJ41L2Rks/pub" text:style-name="ListLabel_20_1" text:visited-style-name="ListLabel_20_1"><text:span text:style-name="T3">Selfie Station photo booth rental Laguna Beach pub</text:span></text:a></text:p>
      <text:p text:style-name="P1"><text:a xlink:type="simple" xlink:href="https://docs.google.com/spreadsheets/d/1SZrijq2KaEWzgjDQB4bfyNvWAJEHpa0Z6kZJ41L2Rks/view" text:style-name="ListLabel_20_1" text:visited-style-name="ListLabel_20_1"><text:span text:style-name="T3">Selfie Station photo booth rental Laguna Beach view</text:span></text:a></text:p>
      <text:p text:style-name="P1"><text:a xlink:type="simple" xlink:href="https://docs.google.com/forms/d/1TKY3FpFnA8dzG_QWnZHCzHtHP5zYp4ImMPzbMIEq01g/edit?usp=sharing" text:style-name="ListLabel_20_1" text:visited-style-name="ListLabel_20_1"><text:span text:style-name="T3">Selfie Station photo booth rental Laguna Beach</text:span></text:a></text:p>
      <text:p text:style-name="P1"><text:a xlink:type="simple" xlink:href="https://docs.google.com/drawings/d/1jC5jANz6fO-ngFgSJXtb-kVWQO_JG9-KL0rwcZcm1o0/edit?usp=sharing" text:style-name="ListLabel_20_1" text:visited-style-name="ListLabel_20_1"><text:span text:style-name="T3">Selfie Station photo booth rental Laguna Beach</text:span></text:a></text:p>
      <text:p text:style-name="P1"><text:a xlink:type="simple" xlink:href="https://drive.google.com/file/d/1Ub_baxN1yIKa7z6PHbWKiQ5Hv3QmkYdb/view?usp=drivesdk" text:style-name="ListLabel_20_1" text:visited-style-name="ListLabel_20_1"><text:span text:style-name="T3">CTA or Logo</text:span></text:a></text:p>
      <text:p text:style-name="P1"><text:a xlink:type="simple" xlink:href="https://medium.com/@luckyfrogphotos/our-corporate-photo-booth-hire-in-orange-county-is-a-full-service-photo-booth-for-corporate-events-f12d54dffb66" text:style-name="ListLabel_20_1" text:visited-style-name="ListLabel_20_1"><text:span text:style-name="T3">CTA or Logo - image link</text:span></text:a></text:p>
      <text:p text:style-name="P1"><text:a xlink:type="simple" xlink:href="https://docs.google.com/document/d/1cf7hwVpylL_CuQW45u6l_133B7v5SDdBslP3os9Kpuk/edit?usp=sharing" text:style-name="ListLabel_20_1" text:visited-style-name="ListLabel_20_1"><text:span text:style-name="T3">Selfie Station photo booth rental Laguna Beach</text:span></text:a></text:p>
      <text:p text:style-name="P1"><text:a xlink:type="simple" xlink:href="https://docs.google.com/document/d/1cf7hwVpylL_CuQW45u6l_133B7v5SDdBslP3os9Kpuk/pub" text:style-name="ListLabel_20_1" text:visited-style-name="ListLabel_20_1"><text:span text:style-name="T3">Selfie Station photo booth rental Laguna Beach pub</text:span></text:a></text:p>
      <text:p text:style-name="P1"><text:a xlink:type="simple" xlink:href="https://docs.google.com/document/d/1cf7hwVpylL_CuQW45u6l_133B7v5SDdBslP3os9Kpuk/view" text:style-name="ListLabel_20_1" text:visited-style-name="ListLabel_20_1"><text:span text:style-name="T3">Selfie Station photo booth rental Laguna Beach view</text:span></text:a></text:p>
      <text:p text:style-name="P1"><text:a xlink:type="simple" xlink:href="https://docs.google.com/presentation/d/1kiaI0PySBpz5gYnAh8IYqjYYOwVh5kwKluo41sB_hd4/edit?usp=sharing" text:style-name="ListLabel_20_1" text:visited-style-name="ListLabel_20_1"><text:span text:style-name="T3">Selfie Station photo booth rental Laguna Beach</text:span></text:a></text:p>
      <text:p text:style-name="P1"><text:a xlink:type="simple" xlink:href="https://docs.google.com/presentation/d/1kiaI0PySBpz5gYnAh8IYqjYYOwVh5kwKluo41sB_hd4/pub?start=true&amp;loop=true&amp;delayms=3000" text:style-name="ListLabel_20_1" text:visited-style-name="ListLabel_20_1"><text:span text:style-name="T3">Selfie Station photo booth rental Laguna Beach pub</text:span></text:a></text:p>
      <text:p text:style-name="P1"><text:a xlink:type="simple" xlink:href="https://docs.google.com/presentation/d/1kiaI0PySBpz5gYnAh8IYqjYYOwVh5kwKluo41sB_hd4/view" text:style-name="ListLabel_20_1" text:visited-style-name="ListLabel_20_1"><text:span text:style-name="T3">Selfie Station photo booth rental Laguna Beach view</text:span></text:a></text:p>
      <text:p text:style-name="P1"><text:a xlink:type="simple" xlink:href="https://docs.google.com/presentation/d/1kiaI0PySBpz5gYnAh8IYqjYYOwVh5kwKluo41sB_hd4/htmlpresent" text:style-name="ListLabel_20_1" text:visited-style-name="ListLabel_20_1"><text:span text:style-name="T3">Selfie Station photo booth rental Laguna Beach html</text:span></text:a></text:p>
      <text:p text:style-name="P1"><text:a xlink:type="simple" xlink:href="https://calendar.google.com/calendar/embed?src=6adfdbeb1ed198897310bd201e7afe2acf25ceb6839dba7cf6818ecfeeb3d4ea@group.calendar.google.com" text:style-name="ListLabel_20_1" text:visited-style-name="ListLabel_20_1"><text:span text:style-name="T3">Calendar - Selfie Station photo booth rental Laguna Beach</text:span></text:a></text:p>
      <text:p text:style-name="P1"><text:a xlink:type="simple" xlink:href="https://www.google.com/calendar/event?eid=Ymdwc2RrOWo5OW11bjM5OWpucGVnZ2VtNDA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MWpxNnRyN3RxODRzdGdwdWYwMHNhNzBoazA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MW9vanY2c21kc2czNWE4b3M2ZXRxamphcTQ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MjliNjlzZnJjaGdqNjVmN2tqMHU4M3FjZDg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ZGQzNTNqcTBzMWN1ZDM2ZG40cmkzOW5oOHM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bGxsY3M2aTgzcW8wcGMxMjVzZzlzdTZhbms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soft-page-break/><text:a xlink:type="simple" xlink:href="https://www.google.com/calendar/event?eid=MTZuZHFkODFnOHVicTg3OWw3YW1mZ2kwMGs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azI3YTZxdDl1ZjhxczA2aHZyNWV2aHFjdDg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bWU3YmcyMzliMzB1bmM3NmN2N2VhaDBqOW8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MzFidDhldHNzcWZmcnVvOTQwbG01ajRsM28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MW01aW0waGE4c2tubWlyYTgzMjY4cWJlM2c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NTI2OGRubXNhaHE0ZXVjMmYwYzE4b25vaDQ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MW43OGdqbGF2ZWs3ZmQydDg5dWNlM3JpNmM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ZGtkM2NxZXJ1ZnU5YmUydWVndXJnYmJtbmM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NHNubWo1cHZuNmliOWR1YzVhOTdlN2thZGM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OWVoYmhrcmVzOWRjaTA2ZnNnMDBiOHVsaWs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www.google.com/calendar/event?eid=ZGJyNm5waGZmM3BkZXVnNWk5dG1xcnFuYWsgNmFkZmRiZWIxZWQxOTg4OTczMTBiZDIwMWU3YWZlMmFjZjI1Y2ViNjgzOWRiYTdjZjY4MThlY2ZlZWIzZDRlYUBncm91cC5jYWxlbmRhci5nb29nbGUuY29t" text:style-name="ListLabel_20_1" text:visited-style-name="ListLabel_20_1"><text:span text:style-name="T3">Calendar - Selfie Station photo booth rental Laguna Beach - Event</text:span></text:a></text:p>
      <text:p text:style-name="P1"><text:a xlink:type="simple" xlink:href="https://youtu.be/pwiqBbyeUjE" text:style-name="ListLabel_20_1" text:visited-style-name="ListLabel_20_1"><text:span text:style-name="T3">Selfie Station photo booth rental Laguna Beach</text:span></text:a></text:p>
      <text:p text:style-name="P1"><text:a xlink:type="simple" xlink:href="https://youtu.be/1-dEkZNtZHI" text:style-name="ListLabel_20_1" text:visited-style-name="ListLabel_20_1"><text:span text:style-name="T3">Selfie Station photo booth rental Laguna Beach</text:span></text:a></text:p>
      <text:p text:style-name="P1"><text:a xlink:type="simple" xlink:href="https://youtu.be/FPsGz17-j10" text:style-name="ListLabel_20_1" text:visited-style-name="ListLabel_20_1"><text:span text:style-name="T3">Selfie Station photo booth rental Laguna Beach</text:span></text:a></text:p>
      <text:p text:style-name="P1"><text:a xlink:type="simple" xlink:href="https://youtu.be/EmCLBIu0R2I" text:style-name="ListLabel_20_1" text:visited-style-name="ListLabel_20_1"><text:span text:style-name="T3">Selfie Station photo booth rental Laguna Beach</text:span></text:a></text:p>
      <text:p text:style-name="P1"><text:a xlink:type="simple" xlink:href="https://youtu.be/10hlB0RTfVM" text:style-name="ListLabel_20_1" text:visited-style-name="ListLabel_20_1"><text:span text:style-name="T3">Selfie Station photo booth rental Laguna Beach</text:span></text:a></text:p>
      <text:p text:style-name="P1"><text:a xlink:type="simple" xlink:href="https://docs.google.com/spreadsheets/d/1SZrijq2KaEWzgjDQB4bfyNvWAJEHpa0Z6kZJ41L2Rks/edit#gid=0" text:style-name="ListLabel_20_1" text:visited-style-name="ListLabel_20_1"><text:span text:style-name="T3">Sheet1</text:span></text:a></text:p>
      <text:p text:style-name="P1"><text:a xlink:type="simple" xlink:href="https://docs.google.com/spreadsheets/d/1SZrijq2KaEWzgjDQB4bfyNvWAJEHpa0Z6kZJ41L2Rks/edit#gid=1320251049" text:style-name="ListLabel_20_1" text:visited-style-name="ListLabel_20_1"><text:span text:style-name="T3">Keywords</text:span></text:a></text:p>
      <text:p text:style-name="P1"><text:a xlink:type="simple" xlink:href="https://docs.google.com/spreadsheets/d/1SZrijq2KaEWzgjDQB4bfyNvWAJEHpa0Z6kZJ41L2Rks/edit#gid=25158395" text:style-name="ListLabel_20_1" text:visited-style-name="ListLabel_20_1"><text:span text:style-name="T3">Content</text:span></text:a></text:p>
      <text:p text:style-name="P1"><text:a xlink:type="simple" xlink:href="https://docs.google.com/spreadsheets/d/1SZrijq2KaEWzgjDQB4bfyNvWAJEHpa0Z6kZJ41L2Rks/edit#gid=1273933810" text:style-name="ListLabel_20_1" text:visited-style-name="ListLabel_20_1"><text:span text:style-name="T3">Calendar Events</text:span></text:a></text:p>
      <text:p text:style-name="P1"><text:a xlink:type="simple" xlink:href="https://docs.google.com/spreadsheets/d/1SZrijq2KaEWzgjDQB4bfyNvWAJEHpa0Z6kZJ41L2Rks/edit#gid=1596575809" text:style-name="ListLabel_20_1" text:visited-style-name="ListLabel_20_1"><text:span text:style-name="T3">RSS Feeds</text:span></text:a></text:p>
      <text:p text:style-name="P1"><text:soft-page-break/><text:a xlink:type="simple" xlink:href="https://drive.google.com/drive/folders/1hZvbXtCe4kJq3ut9a2B4eNyEuPUzJ5Cs?usp=sharing" text:style-name="ListLabel_20_1" text:visited-style-name="ListLabel_20_1"><text:span text:style-name="T3">Selfie Station photo booth rental Laguna Beach HTML</text:span></text:a></text:p>
      <text:p text:style-name="P1"><text:a xlink:type="simple" xlink:href="https://drive.google.com/file/d/1BEUHVKq5tWm2_4QrMvjj1JFdSyFuQmSw/view?usp=sharing" text:style-name="ListLabel_20_1" text:visited-style-name="ListLabel_20_1"><text:span text:style-name="T3">Selfie Station photo booth rental Laguna Beach.html</text:span></text:a></text:p>
      <text:p text:style-name="P1"><text:a xlink:type="simple" xlink:href="https://drive.google.com/drive/folders/1dLIt-iM6t07trA1ji7E0PCcvAVxgVXWo?usp=sharing" text:style-name="ListLabel_20_1" text:visited-style-name="ListLabel_20_1"><text:span text:style-name="T3">Selfie Station photo booth rental Laguna Beach MSFT</text:span></text:a></text:p>
      <text:p text:style-name="P1"><text:a xlink:type="simple" xlink:href="https://docs.google.com/document/d/1pYgTGRNl9RXF8tNSStGFOCG2W7EtwBgjxU2MkJeebKY/edit?usp=sharing" text:style-name="ListLabel_20_1" text:visited-style-name="ListLabel_20_1"><text:span text:style-name="T3">Vogue Photobooth LED Enclosure rental Aliso Viejo</text:span></text:a></text:p>
      <text:p text:style-name="P1"><text:a xlink:type="simple" xlink:href="https://docs.google.com/document/d/1pYgTGRNl9RXF8tNSStGFOCG2W7EtwBgjxU2MkJeebKY/pub" text:style-name="ListLabel_20_1" text:visited-style-name="ListLabel_20_1"><text:span text:style-name="T3">Vogue Photobooth LED Enclosure rental Aliso Viejo pub</text:span></text:a></text:p>
      <text:p text:style-name="P1"><text:a xlink:type="simple" xlink:href="https://docs.google.com/document/d/1pYgTGRNl9RXF8tNSStGFOCG2W7EtwBgjxU2MkJeebKY/view" text:style-name="ListLabel_20_1" text:visited-style-name="ListLabel_20_1"><text:span text:style-name="T3">Vogue Photobooth LED Enclosure rental Aliso Viejo view</text:span></text:a></text:p>
      <text:p text:style-name="P1"><text:a xlink:type="simple" xlink:href="https://docs.google.com/document/d/1yN2rCxQwclnwuE8I0uP_AvmfnTjONpv042kpk8smVow/edit?usp=sharing" text:style-name="ListLabel_20_1" text:visited-style-name="ListLabel_20_1"><text:span text:style-name="T3">Vogue Photobooth LED Enclosure rental La Palma</text:span></text:a></text:p>
      <text:p text:style-name="P1"><text:a xlink:type="simple" xlink:href="https://docs.google.com/document/d/1yN2rCxQwclnwuE8I0uP_AvmfnTjONpv042kpk8smVow/pub" text:style-name="ListLabel_20_1" text:visited-style-name="ListLabel_20_1"><text:span text:style-name="T3">Vogue Photobooth LED Enclosure rental La Palma pub</text:span></text:a></text:p>
      <text:p text:style-name="P1"><text:a xlink:type="simple" xlink:href="https://docs.google.com/document/d/1yN2rCxQwclnwuE8I0uP_AvmfnTjONpv042kpk8smVow/view" text:style-name="ListLabel_20_1" text:visited-style-name="ListLabel_20_1"><text:span text:style-name="T3">Vogue Photobooth LED Enclosure rental La Palma view</text:span></text:a></text:p>
      <text:p text:style-name="P1"><text:a xlink:type="simple" xlink:href="https://docs.google.com/document/d/1lC2kJrzau4ortKrMt3gyYz2tg-kwscmdmlZtGTAfJE4/edit?usp=sharing" text:style-name="ListLabel_20_1" text:visited-style-name="ListLabel_20_1"><text:span text:style-name="T3">Vogue Photobooth LED Enclosure rental Anaheim</text:span></text:a></text:p>
      <text:p text:style-name="P1"><text:a xlink:type="simple" xlink:href="https://docs.google.com/document/d/1lC2kJrzau4ortKrMt3gyYz2tg-kwscmdmlZtGTAfJE4/pub" text:style-name="ListLabel_20_1" text:visited-style-name="ListLabel_20_1"><text:span text:style-name="T3">Vogue Photobooth LED Enclosure rental Anaheim pub</text:span></text:a></text:p>
      <text:p text:style-name="P1"><text:a xlink:type="simple" xlink:href="https://docs.google.com/document/d/1lC2kJrzau4ortKrMt3gyYz2tg-kwscmdmlZtGTAfJE4/view" text:style-name="ListLabel_20_1" text:visited-style-name="ListLabel_20_1"><text:span text:style-name="T3">Vogue Photobooth LED Enclosure rental Anaheim view</text:span></text:a></text:p>
      <text:p text:style-name="P1"><text:a xlink:type="simple" xlink:href="https://docs.google.com/document/d/1RhDF0t6Fqh-ODFPHcUK580SwNvG7rkLQjiZ3tTNgyn4/edit?usp=sharing" text:style-name="ListLabel_20_1" text:visited-style-name="ListLabel_20_1"><text:span text:style-name="T3">Vogue Photobooth LED Enclosure rental Lake Forest</text:span></text:a></text:p>
      <text:p text:style-name="P1"><text:a xlink:type="simple" xlink:href="https://docs.google.com/document/d/1RhDF0t6Fqh-ODFPHcUK580SwNvG7rkLQjiZ3tTNgyn4/pub" text:style-name="ListLabel_20_1" text:visited-style-name="ListLabel_20_1"><text:span text:style-name="T3">Vogue Photobooth LED Enclosure rental Lake Forest pub</text:span></text:a></text:p>
      <text:p text:style-name="P1"><text:a xlink:type="simple" xlink:href="https://docs.google.com/document/d/1RhDF0t6Fqh-ODFPHcUK580SwNvG7rkLQjiZ3tTNgyn4/view" text:style-name="ListLabel_20_1" text:visited-style-name="ListLabel_20_1"><text:span text:style-name="T3">Vogue Photobooth LED Enclosure rental Lake Forest view</text:span></text:a></text:p>
      <text:p text:style-name="P1"><text:a xlink:type="simple" xlink:href="https://docs.google.com/document/d/1KwC7guVdRh4jgmHrQX-Iu6Aysz7QdEjTqpsnkIt_q4g/edit?usp=sharing" text:style-name="ListLabel_20_1" text:visited-style-name="ListLabel_20_1"><text:span text:style-name="T3">Vogue Photobooth LED Enclosure rental Balboa</text:span></text:a></text:p>
      <text:p text:style-name="P1"><text:a xlink:type="simple" xlink:href="https://docs.google.com/document/d/1KwC7guVdRh4jgmHrQX-Iu6Aysz7QdEjTqpsnkIt_q4g/pub" text:style-name="ListLabel_20_1" text:visited-style-name="ListLabel_20_1"><text:span text:style-name="T3">Vogue Photobooth LED Enclosure rental Balboa pub</text:span></text:a></text:p>
      <text:p text:style-name="P1"><text:a xlink:type="simple" xlink:href="https://docs.google.com/document/d/1KwC7guVdRh4jgmHrQX-Iu6Aysz7QdEjTqpsnkIt_q4g/view" text:style-name="ListLabel_20_1" text:visited-style-name="ListLabel_20_1"><text:span text:style-name="T3">Vogue Photobooth LED Enclosure rental Balboa view</text:span></text:a></text:p>
      <text:p text:style-name="P1"><text:a xlink:type="simple" xlink:href="https://docs.google.com/document/d/1yod3SgBc1FgDwx5C0ikn9T7sAE9dlD0VMDD7n0ba9Q4/edit?usp=sharing" text:style-name="ListLabel_20_1" text:visited-style-name="ListLabel_20_1"><text:span text:style-name="T3">Vogue Photobooth LED Enclosure rental Los Alamitos</text:span></text:a></text:p>
      <text:p text:style-name="P1"><text:a xlink:type="simple" xlink:href="https://docs.google.com/document/d/1yod3SgBc1FgDwx5C0ikn9T7sAE9dlD0VMDD7n0ba9Q4/pub" text:style-name="ListLabel_20_1" text:visited-style-name="ListLabel_20_1"><text:span text:style-name="T3">Vogue Photobooth LED Enclosure rental Los Alamitos pub</text:span></text:a></text:p>
      <text:p text:style-name="P1"><text:a xlink:type="simple" xlink:href="https://docs.google.com/document/d/1yod3SgBc1FgDwx5C0ikn9T7sAE9dlD0VMDD7n0ba9Q4/view" text:style-name="ListLabel_20_1" text:visited-style-name="ListLabel_20_1"><text:span text:style-name="T3">Vogue Photobooth LED Enclosure rental Los Alamitos view</text:span></text:a></text:p>
      <text:p text:style-name="P1"><text:soft-page-break/><text:a xlink:type="simple" xlink:href="https://docs.google.com/document/d/1m_ND2dt-f6AyjhI8Bh7GxeMkZqeNmCs5QFXM8FsaXYw/edit?usp=sharing" text:style-name="ListLabel_20_1" text:visited-style-name="ListLabel_20_1"><text:span text:style-name="T3">Vogue Photobooth LED Enclosure rental Brea</text:span></text:a></text:p>
      <text:p text:style-name="P1"><text:a xlink:type="simple" xlink:href="https://docs.google.com/document/d/1m_ND2dt-f6AyjhI8Bh7GxeMkZqeNmCs5QFXM8FsaXYw/pub" text:style-name="ListLabel_20_1" text:visited-style-name="ListLabel_20_1"><text:span text:style-name="T3">Vogue Photobooth LED Enclosure rental Brea pub</text:span></text:a></text:p>
      <text:p text:style-name="P1"><text:a xlink:type="simple" xlink:href="https://docs.google.com/document/d/1m_ND2dt-f6AyjhI8Bh7GxeMkZqeNmCs5QFXM8FsaXYw/view" text:style-name="ListLabel_20_1" text:visited-style-name="ListLabel_20_1"><text:span text:style-name="T3">Vogue Photobooth LED Enclosure rental Brea view</text:span></text:a></text:p>
      <text:p text:style-name="P1"><text:a xlink:type="simple" xlink:href="https://docs.google.com/document/d/1xd0cbM9DDAvsxGsh3jOIaqXqai0FM-zQev-7AtOpVqA/edit?usp=sharing" text:style-name="ListLabel_20_1" text:visited-style-name="ListLabel_20_1"><text:span text:style-name="T3">Vogue Photobooth LED Enclosure rental Mission Viejo</text:span></text:a></text:p>
      <text:p text:style-name="P1"><text:a xlink:type="simple" xlink:href="https://docs.google.com/document/d/1xd0cbM9DDAvsxGsh3jOIaqXqai0FM-zQev-7AtOpVqA/pub" text:style-name="ListLabel_20_1" text:visited-style-name="ListLabel_20_1"><text:span text:style-name="T3">Vogue Photobooth LED Enclosure rental Mission Viejo pub</text:span></text:a></text:p>
      <text:p text:style-name="P1"><text:a xlink:type="simple" xlink:href="https://docs.google.com/document/d/1xd0cbM9DDAvsxGsh3jOIaqXqai0FM-zQev-7AtOpVqA/view" text:style-name="ListLabel_20_1" text:visited-style-name="ListLabel_20_1"><text:span text:style-name="T3">Vogue Photobooth LED Enclosure rental Mission Viejo view</text:span></text:a></text:p>
      <text:p text:style-name="P1"><text:a xlink:type="simple" xlink:href="https://docs.google.com/document/d/1UWgwkuDvayX2dWYCiopmVRcZkqUIsIdSJpv3QP2vla0/edit?usp=sharing" text:style-name="ListLabel_20_1" text:visited-style-name="ListLabel_20_1"><text:span text:style-name="T3">Vogue Photobooth LED Enclosure rental Buena Park</text:span></text:a></text:p>
      <text:p text:style-name="P1"><text:a xlink:type="simple" xlink:href="https://docs.google.com/document/d/1UWgwkuDvayX2dWYCiopmVRcZkqUIsIdSJpv3QP2vla0/pub" text:style-name="ListLabel_20_1" text:visited-style-name="ListLabel_20_1"><text:span text:style-name="T3">Vogue Photobooth LED Enclosure rental Buena Park pub</text:span></text:a></text:p>
      <text:p text:style-name="P1"><text:a xlink:type="simple" xlink:href="https://docs.google.com/document/d/1UWgwkuDvayX2dWYCiopmVRcZkqUIsIdSJpv3QP2vla0/view" text:style-name="ListLabel_20_1" text:visited-style-name="ListLabel_20_1"><text:span text:style-name="T3">Vogue Photobooth LED Enclosure rental Buena Park view</text:span></text:a></text:p>
      <text:p text:style-name="P1"><text:a xlink:type="simple" xlink:href="https://docs.google.com/document/d/1-ZYWNBvrnsTRROt3ZAEhhj1xTbTllo0VJu9U5_ydICk/edit?usp=sharing" text:style-name="ListLabel_20_1" text:visited-style-name="ListLabel_20_1"><text:span text:style-name="T3">Vogue Photobooth LED Enclosure rental Monarch Beach</text:span></text:a></text:p>
      <text:p text:style-name="P1"><text:a xlink:type="simple" xlink:href="https://docs.google.com/document/d/1-ZYWNBvrnsTRROt3ZAEhhj1xTbTllo0VJu9U5_ydICk/pub" text:style-name="ListLabel_20_1" text:visited-style-name="ListLabel_20_1"><text:span text:style-name="T3">Vogue Photobooth LED Enclosure rental Monarch Beach pub</text:span></text:a></text:p>
      <text:p text:style-name="P1"><text:a xlink:type="simple" xlink:href="https://docs.google.com/document/d/1-ZYWNBvrnsTRROt3ZAEhhj1xTbTllo0VJu9U5_ydICk/view" text:style-name="ListLabel_20_1" text:visited-style-name="ListLabel_20_1"><text:span text:style-name="T3">Vogue Photobooth LED Enclosure rental Monarch Beach view</text:span></text:a></text:p>
      <text:p text:style-name="P1"><text:a xlink:type="simple" xlink:href="https://docs.google.com/document/d/1JQh5Vy_4beLdozSGjXLmC4NKS5InjBmNSk2bCAPwqzg/edit?usp=sharing" text:style-name="ListLabel_20_1" text:visited-style-name="ListLabel_20_1"><text:span text:style-name="T3">Vogue Photobooth LED Enclosure rental Costa Mesa</text:span></text:a></text:p>
      <text:p text:style-name="P1"><text:a xlink:type="simple" xlink:href="https://docs.google.com/document/d/1JQh5Vy_4beLdozSGjXLmC4NKS5InjBmNSk2bCAPwqzg/pub" text:style-name="ListLabel_20_1" text:visited-style-name="ListLabel_20_1"><text:span text:style-name="T3">Vogue Photobooth LED Enclosure rental Costa Mesa pub</text:span></text:a></text:p>
      <text:p text:style-name="P1"><text:a xlink:type="simple" xlink:href="https://docs.google.com/document/d/1JQh5Vy_4beLdozSGjXLmC4NKS5InjBmNSk2bCAPwqzg/view" text:style-name="ListLabel_20_1" text:visited-style-name="ListLabel_20_1"><text:span text:style-name="T3">Vogue Photobooth LED Enclosure rental Costa Mesa view</text:span></text:a></text:p>
      <text:p text:style-name="P1"><text:a xlink:type="simple" xlink:href="https://docs.google.com/document/d/1H1SgDwZOPOVWxVMqSdwOE_I_hyEuoUeQWby_JVPILh4/edit?usp=sharing" text:style-name="ListLabel_20_1" text:visited-style-name="ListLabel_20_1"><text:span text:style-name="T3">Vogue Photobooth LED Enclosure rental Newport Beach</text:span></text:a></text:p>
      <text:p text:style-name="P1"><text:a xlink:type="simple" xlink:href="https://docs.google.com/document/d/1H1SgDwZOPOVWxVMqSdwOE_I_hyEuoUeQWby_JVPILh4/pub" text:style-name="ListLabel_20_1" text:visited-style-name="ListLabel_20_1"><text:span text:style-name="T3">Vogue Photobooth LED Enclosure rental Newport Beach pub</text:span></text:a></text:p>
      <text:p text:style-name="P1"><text:a xlink:type="simple" xlink:href="https://docs.google.com/document/d/1H1SgDwZOPOVWxVMqSdwOE_I_hyEuoUeQWby_JVPILh4/view" text:style-name="ListLabel_20_1" text:visited-style-name="ListLabel_20_1"><text:span text:style-name="T3">Vogue Photobooth LED Enclosure rental Newport Beach view</text:span></text:a></text:p>
      <text:p text:style-name="P4"/>
      <text:p text:style-name="P9"><text:span text:style-name="T2">CONTACT US</text:span></text:p>
      <text:p text:style-name="P1">You can reach us at :</text:p>
      <text:p text:style-name="P1"/>
      <text:p text:style-name="P1">Lucky Frog Photo Booth Photo Booth Rental Orange County</text:p>
      <text:p text:style-name="P1">15700 Belshire Ave, Norwalk, CA 90650</text:p>
      <text:p text:style-name="P1">(562) 303-9926</text:p>
      <text:p text:style-name="P1"/>
      <text:p text:style-name="P3"/>
      <text:p text:style-name="P7"><text:span text:style-name="T2">Website</text:span></text:p>
      <text:p text:style-name="P1">Visit our Website here :</text:p>
      <text:p text:style-name="P1"/>
      <text:p text:style-name="P1"><text:a xlink:type="simple" xlink:href="https://sites.google.com/view/lagunabeachphotoboothrentals/home" text:style-name="ListLabel_20_1" text:visited-style-name="ListLabel_20_1"><text:span text:style-name="T3">https://sites.google.com/view/lagunabeachphotoboothrentals/hom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Poppins" svg:font-family="Poppi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oppins1" svg:font-family="Poppi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fo:color="#0000ee"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color="#0000ee" style:text-underline-style="solid" style:text-underline-width="auto" style:text-underline-color="font-color"/>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jpg" text:anchor-type="as-char" svg:width="6.25in" svg:height="4.6807in" draw:z-index="7"><draw:image xlink:href="Pictures/10000000000009C4000007538B018440954038B4.jpg" xlink:type="simple" xlink:show="embed" xlink:actuate="onLoad" loext:mime-type="image/jpeg"/><svg:desc>https://drive.google.com/file/d/1Ub_baxN1yIKa7z6PHbWKiQ5Hv3QmkYdb/view?usp=drivesdk</svg:desc></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8" meta:paragraph-count="121" meta:word-count="2219" meta:character-count="13540" meta:non-whitespace-character-count="11440"/>
    <meta:generator>LibreOfficeDev/6.0.5.2$Linux_X86_64 LibreOffice_project/</meta:generator>
  </office:meta>
</office:document-meta>
</file>